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84cm" fo:min-width="0.262cm"/>
    </style:style>
    <style:style style:name="gr3" style:family="graphic" style:parent-style-name="standard">
      <style:graphic-properties draw:fill-color="#66ff99" draw:textarea-vertical-align="middle" draw:auto-grow-height="false" fo:min-height="1.274cm" fo:min-width="1.15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258cm" fo:min-width="3.723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1.147cm" fo:min-width="5.723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solid" svg:stroke-color="#000000" draw:fill="none" draw:fill-color="#ffffff" fo:min-height="1.274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2.036cm" fo:min-width="2.548cm"/>
    </style:style>
    <style:style style:name="gr12" style:family="graphic" style:parent-style-name="standard">
      <style:graphic-properties draw:fill-color="#66ff00" draw:textarea-horizontal-align="justify" draw:textarea-vertical-align="middle" draw:auto-grow-height="false" fo:min-height="2.417cm" fo:min-width="2.421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1.147cm" fo:min-width="6.866cm"/>
    </style:style>
    <style:style style:name="gr14" style:family="graphic" style:parent-style-name="standard">
      <style:graphic-properties draw:fill-color="#3333ff" draw:opacity="27%" draw:textarea-horizontal-align="justify" draw:textarea-vertical-align="middle" draw:auto-grow-height="false" fo:min-height="9.529cm" fo:min-width="14.01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655cm" fo:min-width="4.453cm"/>
    </style:style>
    <style:style style:name="gr16" style:family="graphic" style:parent-style-name="standard">
      <style:graphic-properties draw:fill-color="#66ffff" draw:textarea-horizontal-align="justify" draw:textarea-vertical-align="middle" draw:auto-grow-height="false" fo:min-height="1.147cm" fo:min-width="3.183cm"/>
    </style:style>
    <style:style style:name="gr17" style:family="graphic" style:parent-style-name="standard">
      <style:graphic-properties draw:marker-end="Symmetric_20_Arrow" draw:textarea-vertical-align="middle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2.036cm" fo:min-width="3.564cm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fill="none" draw:fill-color="#ffffff" fo:min-height="2.776cm"/>
    </style:style>
    <style:style style:name="gr22" style:family="graphic" style:parent-style-name="standard">
      <style:graphic-properties draw:stroke="none" svg:stroke-color="#000000" draw:fill="none" draw:fill-color="#ffffff" fo:min-height="1.666cm"/>
    </style:style>
    <style:style style:name="gr23" style:family="graphic" style:parent-style-name="standard">
      <style:graphic-properties draw:stroke="none" svg:stroke-color="#000000" draw:fill="none" draw:fill-color="#ffffff" fo:min-height="2.544cm"/>
    </style:style>
    <style:style style:name="gr24" style:family="graphic" style:parent-style-name="standard">
      <style:graphic-properties draw:stroke="none" svg:stroke-color="#000000" draw:fill="none" draw:fill-color="#ffffff" fo:min-height="3.331cm"/>
    </style:style>
    <style:style style:name="gr25" style:family="graphic" style:parent-style-name="standard">
      <style:graphic-properties draw:stroke="none" svg:stroke-color="#000000" draw:fill="none" draw:fill-color="#ffffff" fo:min-height="2.221cm"/>
    </style:style>
    <style:style style:name="gr26" style:family="graphic" style:parent-style-name="standard">
      <style:graphic-properties draw:fill-color="#ccff00" draw:opacity="18%" draw:textarea-horizontal-align="justify" draw:textarea-vertical-align="middle" draw:auto-grow-height="false" fo:min-height="10.672cm" fo:min-width="20.836cm"/>
    </style:style>
    <style:style style:name="gr27" style:family="graphic" style:parent-style-name="standard">
      <style:graphic-properties draw:fill-color="#66ffff" draw:opacity="46%" draw:textarea-horizontal-align="justify" draw:textarea-vertical-align="middle" draw:auto-grow-height="false" fo:min-height="10.799cm" fo:min-width="25.027cm"/>
    </style:style>
    <style:style style:name="gr28" style:family="graphic" style:parent-style-name="standard">
      <style:graphic-properties draw:fill-color="#ccff00" draw:opacity="47%" draw:textarea-horizontal-align="justify" draw:textarea-vertical-align="middle" draw:auto-grow-height="false" fo:min-height="8.005cm" fo:min-width="23.757cm"/>
    </style:style>
    <style:style style:name="gr29" style:family="graphic" style:parent-style-name="standard">
      <style:graphic-properties draw:fill-color="#3333ff" draw:opacity="27%" draw:textarea-horizontal-align="justify" draw:textarea-vertical-align="middle" draw:auto-grow-height="false" fo:min-height="8.735cm" fo:min-width="14.01cm"/>
    </style:style>
    <style:style style:name="gr30" style:family="graphic" style:parent-style-name="standard">
      <style:graphic-properties draw:stroke="none" svg:stroke-color="#000000" draw:fill="none" draw:fill-color="#ffffff" fo:min-height="0.883cm"/>
    </style:style>
    <style:style style:name="gr31" style:family="graphic" style:parent-style-name="standard">
      <style:graphic-properties draw:fill-color="#66ff00" draw:textarea-horizontal-align="justify" draw:textarea-vertical-align="middle" draw:auto-grow-height="false" fo:min-height="2.036cm" fo:min-width="3.183cm"/>
    </style:style>
    <style:style style:name="gr32" style:family="graphic" style:parent-style-name="standard">
      <style:graphic-properties draw:stroke="none" svg:stroke-color="#000000" draw:fill="none" draw:fill-color="#ffffff" fo:min-height="1.111cm"/>
    </style:style>
    <style:style style:name="co1" style:family="table-column">
      <style:table-column-properties style:column-width="1.566cm" style:use-optimal-column-width="false"/>
    </style:style>
    <style:style style:name="co2" style:family="table-column">
      <style:table-column-properties style:column-width="1.571cm" style:use-optimal-column-width="false"/>
    </style:style>
    <style:style style:name="co3" style:family="table-column">
      <style:table-column-properties style:column-width="1.499cm" style:use-optimal-column-width="false"/>
    </style:style>
    <style:style style:name="co4" style:family="table-column">
      <style:table-column-properties style:column-width="1.633cm" style:use-optimal-column-width="false"/>
    </style:style>
    <style:style style:name="co5" style:family="table-column">
      <style:table-column-properties style:column-width="3.816cm" style:use-optimal-column-width="false"/>
    </style:style>
    <style:style style:name="co6" style:family="table-column">
      <style:table-column-properties style:column-width="1.22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222cm" style:use-optimal-column-width="false"/>
    </style:style>
    <style:style style:name="co9" style:family="table-column">
      <style:table-column-properties style:column-width="3.818cm" style:use-optimal-column-width="false"/>
    </style:style>
    <style:style style:name="co10" style:family="table-column">
      <style:table-column-properties style:column-width="1.223cm" style:use-optimal-column-width="false"/>
    </style:style>
    <style:style style:name="co11" style:family="table-column">
      <style:table-column-properties style:column-width="1.498cm" style:use-optimal-column-width="false"/>
    </style:style>
    <style:style style:name="co12" style:family="table-column">
      <style:table-column-properties style:column-width="1.26cm" style:use-optimal-column-width="false"/>
    </style:style>
    <style:style style:name="co13" style:family="table-column">
      <style:table-column-properties style:column-width="2.46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815cm"/>
    </style:style>
    <style:style style:name="ro3" style:family="table-row">
      <style:table-row-properties style:row-height="0.655cm"/>
    </style:style>
    <style:style style:name="ro4" style:family="table-row">
      <style:table-row-properties style:row-height="1.049cm"/>
    </style:style>
    <style:style style:name="ro5" style:family="table-row">
      <style:table-row-properties style:row-height="1.051cm"/>
    </style:style>
    <style:style style:name="ro6" style:family="table-row">
      <style:table-row-properties style:row-height="1.053cm"/>
    </style:style>
    <style:style style:name="ro7" style:family="table-row">
      <style:table-row-properties style:row-height="0.816cm"/>
    </style:style>
    <style:style style:name="ro8" style:family="table-row">
      <style:table-row-properties style:row-height="1.373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798cm"/>
    </style:style>
    <style:style style:name="ce1" style:family="table-cell">
      <loext:graphic-properties draw:fill-color="#ff0000"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3" style:family="table-cell">
      <loext:graphic-properties draw:fill-color="#b2b2b2"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4" style:family="table-cell">
      <loext:graphic-properties draw:fill-color="#b2b2b2" draw:textarea-vertical-align="middle"/>
      <style:paragraph-properties fo:text-align="center"/>
      <style:text-properties fo:font-size="10pt" fo:background-color="transparent" style:font-size-asian="10pt" style:font-size-complex="10pt"/>
    </style:style>
    <style:style style:name="ce5" style:family="table-cell">
      <loext:graphic-properties draw:fill-color="#ff0000" draw:textarea-vertical-align="middle"/>
      <style:paragraph-properties fo:text-align="center"/>
      <style:text-properties fo:font-size="10pt" fo:background-color="transparent" style:font-size-asian="10pt" style:font-size-complex="10pt"/>
    </style:style>
    <style:style style:name="ce6" style:family="table-cell">
      <loext:graphic-properties draw:fill-color="#ff0000"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7" style:family="table-cell">
      <loext:graphic-properties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8" style:family="table-cell">
      <loext:graphic-properties draw:fill-color="#b2b2b2"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9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ce10" style:family="table-cell">
      <loext:graphic-properties draw:fill-color="#b2b2b2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fo:background-color="transparent" style:font-size-asian="10pt" style:font-size-complex="10pt"/>
    </style:style>
    <style:style style:name="ce11" style:family="table-cell">
      <loext:graphic-properties draw:fill-color="#ff0000" draw:textarea-vertical-align="middle"/>
      <style:paragraph-properties fo:text-align="center" fo:border="0.03pt solid #ffffff"/>
      <style:text-properties fo:font-size="10pt" fo:background-color="transparent" style:font-size-asian="10pt" style:font-size-complex="10pt"/>
    </style:style>
    <style:style style:name="ce12" style:family="table-cell">
      <loext:graphic-properties draw:fill-color="#ff0000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transparen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66ff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66ff00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3333ff" draw:opacity="27%"/>
      <style:paragraph-properties fo:text-align="center"/>
    </style:style>
    <style:style style:name="P1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8" style:family="paragraph">
      <loext:graphic-properties draw:fill-color="#ccff00" draw:opacity="18%"/>
      <style:paragraph-properties fo:text-align="center"/>
    </style:style>
    <style:style style:name="P19" style:family="paragraph">
      <loext:graphic-properties draw:fill-color="#66ffff" draw:opacity="46%"/>
      <style:paragraph-properties fo:text-align="center"/>
    </style:style>
    <style:style style:name="P20" style:family="paragraph">
      <loext:graphic-properties draw:fill-color="#ccff00" draw:opacity="47%"/>
      <style:paragraph-properties fo:text-align="center"/>
    </style:style>
    <style:style style:name="P21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2" style:family="paragraph">
      <style:paragraph-properties fo:text-align="center"/>
      <style:text-properties fo:font-size="10pt" fo:background-color="transparent" style:font-size-asian="10pt" style:font-size-complex="10pt"/>
    </style:style>
    <style:style style:name="P23" style:family="paragraph">
      <loext:graphic-properties draw:fill="none" draw:fill-color="#ffffff"/>
      <style:text-properties fo:color="#ff3333" fo:font-weight="bold"/>
    </style:style>
    <style:style style:name="T1" style:family="text">
      <style:text-properties fo:font-size="14pt" fo:background-color="transparen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background-color="transparent" style:font-size-asian="10pt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1pt" fo:background-color="transparent" style:font-size-asian="11pt" style:font-size-complex="11pt"/>
    </style:style>
    <style:style style:name="T8" style:family="text">
      <style:text-properties fo:color="#ff3333" fo:font-size="14pt" style:font-size-asian="14pt" style:font-size-complex="14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color="#ff333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1.397cm" svg:x="5.699cm" svg:y="5.239cm">
            <text:p text:style-name="P1">Arch 3</text:p>
            <draw:enhanced-geometry svg:viewBox="0 0 21600 21600" draw:type="rectangle" draw:enhanced-path="M 0 0 L 21600 0 21600 21600 0 21600 0 0 Z N"/>
          </draw:custom-shape>
          <draw:frame draw:style-name="standard" draw:layer="layout" svg:width="14.098cm" svg:height="2.186cm" svg:x="2.058cm" svg:y="1.50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2"><text:span text:style-name="T1">Test</text:span></text:p>
                </table:table-cell>
                <table:table-cell table:number-columns-spanned="8">
                  <text:p text:style-name="P2"><text:span text:style-name="T1">Train and validation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2">
                <table:table-cell table:style-name="ce1">
                  <text:p text:style-name="P2"><text:span text:style-name="T1">Fold 1</text:span></text:p>
                </table:table-cell>
                <table:table-cell>
                  <text:p text:style-name="P2"><text:span text:style-name="T1">Fold 2</text:span></text:p>
                </table:table-cell>
                <table:table-cell>
                  <text:p text:style-name="P2"><text:span text:style-name="T1">Fold 3</text:span></text:p>
                </table:table-cell>
                <table:table-cell>
                  <text:p text:style-name="P2"><text:span text:style-name="T1">Fold 4</text:span></text:p>
                </table:table-cell>
                <table:table-cell>
                  <text:p text:style-name="P2"><text:span text:style-name="T1">Fold 5</text:span></text:p>
                </table:table-cell>
                <table:table-cell>
                  <text:p text:style-name="P2"><text:span text:style-name="T1">Fold 6</text:span></text:p>
                </table:table-cell>
                <table:table-cell>
                  <text:p text:style-name="P2"><text:span text:style-name="T1">Fold 7</text:span></text:p>
                </table:table-cell>
                <table:table-cell>
                  <text:p text:style-name="P2"><text:span text:style-name="T1">Fold 8</text:span></text:p>
                </table:table-cell>
                <table:table-cell>
                  <text:p text:style-name="P2"><text:span text:style-name="T1">Fold 9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1" draw:text-style-name="P1" draw:layer="layout" svg:width="2.54cm" svg:height="1.397cm" svg:x="7.985cm" svg:y="7.398cm">
            <text:p text:style-name="P1">Arch 3</text:p>
            <text:p text:style-name="P1">Trained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524cm" svg:height="1.524cm" svg:x="6.461cm" svg:y="3.7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1.651cm" svg:height="1.524cm" draw:transform="rotate (1.5707963267949) translate (8.239cm 7.389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g>
            <draw:line draw:style-name="gr4" draw:text-style-name="P5" draw:layer="layout" svg:x1="2.778cm" svg:y1="3.715cm" svg:x2="2.778cm" svg:y2="8.287cm">
              <text:p/>
            </draw:line>
            <draw:line draw:style-name="gr5" draw:text-style-name="P5" draw:layer="layout" svg:x1="2.778cm" svg:y1="8.276cm" svg:x2="7.985cm" svg:y2="8.276cm">
              <text:p/>
            </draw:line>
          </draw:g>
          <draw:custom-shape draw:style-name="gr6" draw:text-style-name="P6" draw:layer="layout" svg:width="4.826cm" svg:height="1.016cm" svg:x="10.525cm" svg:y="7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6.223cm" svg:height="1.397cm" svg:x="15.351cm" svg:y="7.398cm">
            <text:p text:style-name="P1"><text:span text:style-name="T2">Predicted for images in fold 1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477cm" svg:height="0.806cm" svg:x="7.731cm" svg:y="3.969cm">
            <draw:text-box>
              <text:p><text:span text:style-name="T3">1. Augmentation and train</text:span></text:p>
            </draw:text-box>
          </draw:frame>
          <draw:frame draw:style-name="gr8" draw:text-style-name="P8" draw:layer="layout" svg:width="5.715cm" svg:height="0.806cm" svg:x="9.255cm" svg:y="5.83cm">
            <draw:text-box>
              <text:p><text:span text:style-name="T3">2. Output trained model</text:span></text:p>
            </draw:text-box>
          </draw:frame>
          <draw:frame draw:style-name="gr9" draw:text-style-name="P9" draw:layer="layout" svg:width="6.604cm" svg:height="0.762cm" svg:x="1.254cm" svg:y="7.425cm">
            <draw:text-box>
              <text:p><text:span text:style-name="T4">3. Test images on trained model</text:span></text:p>
            </draw:text-box>
          </draw:frame>
          <draw:frame draw:style-name="gr8" draw:text-style-name="P9" draw:layer="layout" svg:width="5.715cm" svg:height="0.806cm" svg:x="10.525cm" svg:y="6.973cm">
            <draw:text-box>
              <text:p><text:span text:style-name="T4">4. Predicted landmarks</text:span></text:p>
            </draw:text-box>
          </draw:frame>
        </draw:g>
        <draw:frame draw:style-name="gr9" draw:text-style-name="P9" draw:layer="layout" svg:width="6.604cm" svg:height="0.762cm" svg:x="1.127cm" svg:y="18.093cm">
          <draw:text-box>
            <text:p><text:span text:style-name="T4">3. Test images on trained model</text:span></text:p>
          </draw:text-box>
        </draw:frame>
        <draw:frame draw:style-name="gr10" draw:text-style-name="P10" draw:layer="layout" svg:width="4.445cm" svg:height="1.524cm" svg:x="3.032cm" svg:y="9.636cm">
          <draw:text-box>
            <text:p text:style-name="P1">….</text:p>
          </draw:text-box>
        </draw:frame>
        <draw:g>
          <draw:custom-shape draw:style-name="gr1" draw:text-style-name="P1" draw:layer="layout" svg:width="2.54cm" svg:height="1.397cm" svg:x="5.572cm" svg:y="15.907cm">
            <text:p text:style-name="P1">Arch 3</text:p>
            <draw:enhanced-geometry svg:viewBox="0 0 21600 21600" draw:type="rectangle" draw:enhanced-path="M 0 0 L 21600 0 21600 21600 0 21600 0 0 Z N"/>
          </draw:custom-shape>
          <draw:frame draw:style-name="standard" draw:layer="layout" svg:width="14.098cm" svg:height="2.186cm" svg:x="1.931cm" svg:y="12.17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column table:style-name="co4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2" table:default-cell-style-name="ce3">
                <table:table-cell table:number-columns-spanned="8">
                  <text:p text:style-name="P2"><text:span text:style-name="T1">Train and validation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ce1">
                  <text:p text:style-name="P2"><text:span text:style-name="T1">Test</text:span></text:p>
                </table:table-cell>
              </table:table-row>
              <table:table-row table:style-name="ro1" table:default-cell-style-name="ce3">
                <table:table-cell>
                  <text:p text:style-name="P2"><text:span text:style-name="T1">Fold 1</text:span></text:p>
                </table:table-cell>
                <table:table-cell>
                  <text:p text:style-name="P2"><text:span text:style-name="T1">Fold 2</text:span></text:p>
                </table:table-cell>
                <table:table-cell>
                  <text:p text:style-name="P2"><text:span text:style-name="T1">Fold 3</text:span></text:p>
                </table:table-cell>
                <table:table-cell>
                  <text:p text:style-name="P2"><text:span text:style-name="T1">Fold 4</text:span></text:p>
                </table:table-cell>
                <table:table-cell>
                  <text:p text:style-name="P2"><text:span text:style-name="T1">Fold 5</text:span></text:p>
                </table:table-cell>
                <table:table-cell>
                  <text:p text:style-name="P2"><text:span text:style-name="T1">Fold 6</text:span></text:p>
                </table:table-cell>
                <table:table-cell>
                  <text:p text:style-name="P2"><text:span text:style-name="T1">Fold 7</text:span></text:p>
                </table:table-cell>
                <table:table-cell>
                  <text:p text:style-name="P2"><text:span text:style-name="T1">Fold 8</text:span></text:p>
                </table:table-cell>
                <table:table-cell table:style-name="ce1">
                  <text:p text:style-name="P2"><text:span text:style-name="T1">Fold 9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1" draw:text-style-name="P1" draw:layer="layout" svg:width="2.54cm" svg:height="1.397cm" svg:x="7.858cm" svg:y="18.066cm">
            <text:p text:style-name="P1">Arch 3</text:p>
            <text:p text:style-name="P1">Trained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524cm" svg:height="1.524cm" svg:x="6.334cm" svg:y="14.38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1.651cm" svg:height="1.524cm" draw:transform="rotate (1.5707963267949) translate (8.112cm 18.057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style-name="gr6" draw:text-style-name="P6" draw:layer="layout" svg:width="4.826cm" svg:height="1.016cm" svg:x="10.398cm" svg:y="18.19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6.223cm" svg:height="1.397cm" svg:x="15.224cm" svg:y="18.066cm">
            <text:p text:style-name="P1"><text:span text:style-name="T2">Predicted for images in fold 9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477cm" svg:height="0.806cm" svg:x="7.604cm" svg:y="14.637cm">
            <draw:text-box>
              <text:p><text:span text:style-name="T3">1. Augmentation and train</text:span></text:p>
            </draw:text-box>
          </draw:frame>
          <draw:frame draw:style-name="gr8" draw:text-style-name="P8" draw:layer="layout" svg:width="5.715cm" svg:height="0.806cm" svg:x="9.128cm" svg:y="16.498cm">
            <draw:text-box>
              <text:p><text:span text:style-name="T3">2. Output trained model</text:span></text:p>
            </draw:text-box>
          </draw:frame>
          <draw:frame draw:style-name="gr8" draw:text-style-name="P9" draw:layer="layout" svg:width="5.715cm" svg:height="0.806cm" svg:x="10.398cm" svg:y="17.641cm">
            <draw:text-box>
              <text:p><text:span text:style-name="T4">4. Predicted landmarks</text:span></text:p>
            </draw:text-box>
          </draw:frame>
          <draw:g>
            <draw:line draw:style-name="gr4" draw:text-style-name="P5" draw:layer="layout" svg:x1="1.381cm" svg:y1="11.795cm" svg:x2="1.392cm" svg:y2="18.962cm">
              <text:p/>
            </draw:line>
            <draw:line draw:style-name="gr5" draw:text-style-name="P5" draw:layer="layout" svg:x1="1.381cm" svg:y1="18.97cm" svg:x2="7.778cm" svg:y2="18.97cm">
              <text:p/>
            </draw:line>
            <draw:line draw:style-name="gr4" draw:text-style-name="P5" draw:layer="layout" svg:x1="1.381cm" svg:y1="11.795cm" svg:x2="15.351cm" svg:y2="11.795cm">
              <text:p/>
            </draw:line>
            <draw:line draw:style-name="gr4" draw:text-style-name="P5" draw:layer="layout" svg:x1="15.351cm" svg:y1="11.795cm" svg:x2="15.351cm" svg:y2="12.176cm">
              <text:p/>
            </draw:line>
          </draw:g>
        </draw:g>
        <draw:line draw:style-name="gr5" draw:text-style-name="P5" draw:layer="layout" svg:x1="7.477cm" svg:y1="10.398cm" svg:x2="23.733cm" svg:y2="10.398cm">
          <text:p/>
        </draw:line>
        <draw:line draw:style-name="gr4" draw:text-style-name="P5" draw:layer="layout" svg:x1="21.574cm" svg:y1="8.112cm" svg:x2="22.717cm" svg:y2="8.112cm">
          <text:p/>
        </draw:line>
        <draw:line draw:style-name="gr4" draw:text-style-name="P5" draw:layer="layout" svg:x1="21.447cm" svg:y1="18.78cm" svg:x2="22.717cm" svg:y2="18.78cm">
          <text:p/>
        </draw:line>
        <draw:line draw:style-name="gr4" draw:text-style-name="P5" draw:layer="layout" svg:x1="22.717cm" svg:y1="8.112cm" svg:x2="22.717cm" svg:y2="18.78cm">
          <text:p/>
        </draw:line>
        <draw:g>
          <draw:custom-shape draw:style-name="gr11" draw:text-style-name="P11" draw:layer="layout" svg:width="3.048cm" svg:height="2.286cm" svg:x="23.733cm" svg:y="9.128cm">
            <text:p text:style-name="P1"><text:span text:style-name="T2">Predicted for </text:span></text:p>
            <text:p text:style-name="P1"><text:span text:style-name="T2">293 imag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921cm" svg:height="2.667cm" svg:x="23.86cm" svg:y="13.065cm">
            <text:p text:style-name="P1"><text:span text:style-name="T2">Compute </text:span></text:p>
            <text:p text:style-name="P1"><text:span text:style-name="T2">distances</text:span></text:p>
            <text:p text:style-name="P1"><text:span text:style-name="T2">And </text:span></text:p>
            <text:p text:style-name="P1"><text:span text:style-name="T2">avg distances</text:span>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25.257cm" svg:y1="11.414cm" svg:x2="25.257cm" svg:y2="13.065cm">
            <text:p/>
          </draw:line>
        </draw:g>
        <draw:custom-shape draw:style-name="gr13" draw:text-style-name="P7" draw:layer="layout" svg:width="7.366cm" svg:height="1.397cm" svg:x="14.335cm" svg:y="9.737cm">
          <text:p text:style-name="P1"><text:span text:style-name="T2">Predicted for images in fold 2 to 8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3" draw:layer="layout" svg:width="14.51cm" svg:height="9.779cm" svg:x="12.43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36cm" svg:height="1.703cm" svg:x="1.461cm" svg:y="1.7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4">
              <table:table-cell table:style-name="ce4">
                <text:p text:style-name="P2"><text:span text:style-name="T5">Pronotum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38cm" svg:height="1.705cm" svg:x="10.357cm" svg:y="1.8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5">
              <table:table-cell table:style-name="ce4">
                <text:p text:style-name="P2"><text:span text:style-name="T5">Elytra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04cm" svg:height="1.707cm" svg:x="19.148cm" svg:y="1.84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6">
              <table:table-cell table:style-name="ce4">
                <text:p text:style-name="P2"><text:span text:style-name="T5">Head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14" xml:id="id1" draw:id="id1" draw:layer="layout" svg:width="4.953cm" svg:height="1.905cm" svg:x="10.144cm" svg:y="4.937cm">
          <text:p text:style-name="P1"><text:span text:style-name="T4">Pre-trained dataset</text:span></text:p>
          <text:p text:style-name="P1"><text:span text:style-name="T4">Pronotum, elytra, head</text:span></text:p>
          <text:p text:style-name="P1"><text:span text:style-name="T4">Fold 1 - 8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5" draw:layer="layout" svg:x1="12.684cm" svg:y1="3.508cm" svg:x2="12.684cm" svg:y2="4.937cm">
            <text:p/>
          </draw:line>
          <draw:line draw:style-name="gr4" draw:text-style-name="P5" draw:layer="layout" svg:x1="3.032cm" svg:y1="4.397cm" svg:x2="21.193cm" svg:y2="4.397cm">
            <text:p/>
          </draw:line>
          <draw:line draw:style-name="gr4" draw:text-style-name="P5" draw:layer="layout" svg:x1="3.032cm" svg:y1="4.397cm" svg:x2="3.032cm" svg:y2="3.468cm">
            <text:p/>
          </draw:line>
          <draw:line draw:style-name="gr4" draw:text-style-name="P5" draw:layer="layout" svg:x1="21.175cm" svg:y1="4.408cm" svg:x2="21.175cm" svg:y2="3.479cm">
            <text:p/>
          </draw:line>
        </draw:g>
        <draw:custom-shape draw:style-name="gr1" draw:text-style-name="P1" xml:id="id2" draw:id="id2" draw:layer="layout" svg:width="2.54cm" svg:height="1.397cm" svg:x="4.175cm" svg:y="7.604cm">
          <text:p text:style-name="P1">Arch 3</text:p>
          <draw:enhanced-geometry svg:viewBox="0 0 21600 21600" draw:type="rectangle" draw:enhanced-path="M 0 0 L 21600 0 21600 21600 0 21600 0 0 Z N"/>
        </draw:custom-shape>
        <draw:custom-shape draw:style-name="gr16" draw:text-style-name="P15" xml:id="id3" draw:id="id3" draw:layer="layout" svg:width="3.683cm" svg:height="1.397cm" svg:x="6.969cm" svg:y="11.922cm">
          <text:p text:style-name="P1"><text:span text:style-name="T6">Arch 3</text:span></text:p>
          <text:p text:style-name="P1"><text:span text:style-name="T6">Pred-Traine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0.144cm" svg:y1="5.889cm" svg:x2="5.445cm" svg:y2="7.604cm" draw:start-shape="id1" draw:start-glue-point="3" draw:end-shape="id2" draw:end-glue-point="0" svg:d="M10144 5889h-4699v1715" svg:viewBox="0 0 4700 1716">
          <text:p/>
        </draw:connector>
        <draw:connector draw:style-name="gr17" draw:text-style-name="P1" draw:layer="layout" svg:x1="6.715cm" svg:y1="8.302cm" svg:x2="8.81cm" svg:y2="11.922cm" draw:start-shape="id2" draw:start-glue-point="1" draw:end-shape="id3" draw:end-glue-point="0" svg:d="M6715 8302h2095v3620" svg:viewBox="0 0 2096 3621">
          <text:p/>
        </draw:connector>
        <draw:frame draw:style-name="standard" xml:id="id4" draw:id="id4" draw:layer="layout" svg:width="13.243cm" svg:height="2.188cm" svg:x="13.271cm" svg:y="8.06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7">
              <table:table-cell table:style-name="ce6">
                <text:p text:style-name="P2"><text:span text:style-name="T7">Test</text:span></text:p>
              </table:table-cell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>
                <text:p text:style-name="P2"><text:span text:style-name="T7">Fold 9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7" draw:text-style-name="P1" draw:layer="layout" svg:x1="19.892cm" svg:y1="10.254cm" svg:x2="10.652cm" svg:y2="12.62cm" draw:start-shape="id4" draw:start-glue-point="2" draw:end-shape="id3" draw:end-glue-point="1" svg:d="M19892 10254v2366h-9240" svg:viewBox="0 0 9241 2367">
          <text:p/>
        </draw:connector>
        <draw:frame draw:style-name="standard" xml:id="id5" draw:id="id5" draw:layer="layout" svg:width="13.243cm" svg:height="2.188cm" svg:x="13.272cm" svg:y="13.57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8"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6">
                <text:p text:style-name="P2"><text:span text:style-name="T7">Test</text:span></text:p>
              </table:table-cell>
            </table:table-row>
            <table:table-row table:style-name="ro8" table:default-cell-style-name="ce8">
              <table:table-cell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 table:style-name="ce6">
                <text:p text:style-name="P2"><text:span text:style-name="T7">Fold 9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7" draw:text-style-name="P1" draw:layer="layout" svg:x1="19.893cm" svg:y1="13.575cm" svg:x2="10.652cm" svg:y2="12.62cm" draw:start-shape="id5" draw:start-glue-point="0" draw:end-shape="id3" draw:end-glue-point="1" svg:d="M19893 13575v-955h-9241" svg:viewBox="0 0 9242 956">
          <text:p/>
        </draw:connector>
        <draw:frame draw:style-name="standard" xml:id="id6" draw:id="id6" draw:layer="layout" svg:width="2.461cm" svg:height="5.998cm" svg:x="1.809cm" svg:y="9.617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1"><text:span text:style-name="T2">Predicted of fold 1</text:span></text:p>
              </table:table-cell>
            </table:table-row>
            <table:table-row table:style-name="ro9">
              <table:table-cell table:style-name="ce9">
                <text:p text:style-name="P1"><text:span text:style-name="T2">.</text:span></text:p>
                <text:p text:style-name="P1"><text:span text:style-name="T2">.</text:span></text:p>
                <text:p text:style-name="P1"><text:span text:style-name="T2">.</text:span></text:p>
              </table:table-cell>
            </table:table-row>
            <table:table-row table:style-name="ro10">
              <table:table-cell table:style-name="ce9">
                <text:p text:style-name="P1"><text:span text:style-name="T2">Predicted of fold 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11" xml:id="id7" draw:id="id7" draw:layer="layout" svg:width="3.048cm" svg:height="2.286cm" svg:x="5.191cm" svg:y="17.383cm">
          <text:p text:style-name="P1"><text:span text:style-name="T2">Predicted for </text:span></text:p>
          <text:p text:style-name="P1"><text:span text:style-name="T2">293 im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4.064cm" svg:height="2.286cm" svg:x="10.398cm" svg:y="17.383cm">
          <text:p text:style-name="P1"><text:span text:style-name="T2">Compute </text:span></text:p>
          <text:p text:style-name="P1"><text:span text:style-name="T2">distances</text:span></text:p>
          <text:p text:style-name="P1"><text:span text:style-name="T2">And </text:span></text:p>
          <text:p text:style-name="P1"><text:span text:style-name="T2">avg distances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3.039cm" svg:y1="15.615cm" svg:x2="5.191cm" svg:y2="18.526cm" draw:start-shape="id6" draw:start-glue-point="2" draw:end-shape="id7" draw:end-glue-point="3" svg:d="M3039 15615v2911h2152" svg:viewBox="0 0 2153 2912">
          <text:p/>
        </draw:connector>
        <draw:connector draw:style-name="gr19" draw:text-style-name="P1" draw:layer="layout" svg:x1="8.239cm" svg:y1="18.526cm" svg:x2="10.398cm" svg:y2="18.526cm" draw:start-shape="id7" draw:start-glue-point="1" draw:end-shape="id8" draw:end-glue-point="3" svg:d="M8239 18526h2159" svg:viewBox="0 0 2160 1">
          <text:p/>
        </draw:connector>
        <draw:frame draw:style-name="gr20" draw:text-style-name="P8" draw:layer="layout" svg:width="7.62cm" svg:height="1.016cm" svg:x="12.938cm" svg:y="3.794cm">
          <draw:text-box>
            <text:p><text:span text:style-name="T3">1. Combine and augment data</text:span></text:p>
          </draw:text-box>
        </draw:frame>
        <draw:frame draw:style-name="gr8" draw:text-style-name="P8" draw:layer="layout" svg:width="8.001cm" svg:height="0.806cm" svg:x="2.143cm" svg:y="5.191cm">
          <draw:text-box>
            <text:p><text:span text:style-name="T3">2. Train model on combined data</text:span></text:p>
          </draw:text-box>
        </draw:frame>
        <draw:frame draw:style-name="gr21" draw:text-style-name="P8" draw:layer="layout" svg:width="3.048cm" svg:height="3.026cm" svg:x="8.747cm" svg:y="8.366cm">
          <draw:text-box>
            <text:p><text:span text:style-name="T3">3. Provide pre-trained model</text:span></text:p>
          </draw:text-box>
        </draw:frame>
        <draw:connector draw:style-name="gr19" draw:text-style-name="P1" draw:layer="layout" svg:x1="6.969cm" svg:y1="12.62cm" svg:x2="4.27cm" svg:y2="12.616cm" draw:start-shape="id3" draw:start-glue-point="3" draw:end-shape="id6" svg:d="M6969 12620h-1349v-4h-1350" svg:viewBox="0 0 2700 5">
          <text:p/>
        </draw:connector>
        <draw:frame draw:style-name="gr22" draw:text-style-name="P8" draw:layer="layout" svg:width="10.16cm" svg:height="1.916cm" svg:x="10.906cm" svg:y="11.922cm">
          <draw:text-box>
            <text:p><text:span text:style-name="T3">4. Fine-tuning on each part in the same way when training from scratch</text:span></text:p>
          </draw:text-box>
        </draw:frame>
        <draw:frame draw:style-name="gr23" draw:text-style-name="P16" draw:layer="layout" svg:width="0.889cm" svg:height="2.794cm" svg:x="22.717cm" svg:y="10.652cm">
          <draw:text-box>
            <text:p>.</text:p>
            <text:p>.</text:p>
            <text:p>.</text:p>
          </draw:text-box>
        </draw:frame>
        <draw:frame draw:style-name="gr24" draw:text-style-name="P8" draw:layer="layout" svg:width="2.794cm" svg:height="3.581cm" svg:x="4.302cm" svg:y="10.777cm">
          <draw:text-box>
            <text:p><text:span text:style-name="T3">5. Provide predicted landmarks</text:span></text:p>
          </draw:text-box>
        </draw:frame>
        <draw:frame draw:style-name="gr25" draw:text-style-name="P8" draw:layer="layout" svg:width="3.175cm" svg:height="2.471cm" svg:x="1.508cm" svg:y="17.325cm">
          <draw:text-box>
            <text:p><text:span text:style-name="T3">6. Summary the results</text:span></text:p>
          </draw:text-box>
        </draw:frame>
        <draw:frame draw:style-name="gr8" draw:text-style-name="P17" draw:layer="layout" svg:width="9.144cm" svg:height="0.806cm" svg:x="17.637cm" svg:y="7.223cm">
          <draw:text-box>
            <text:p><text:span text:style-name="T8">Loop to fine-tune the pre-trained model</text:span></text:p>
          </draw:text-box>
        </draw:frame>
      </draw:page>
      <draw:page draw:name="page3" draw:style-name="dp1" draw:master-page-name="Default">
        <draw:custom-shape draw:style-name="gr26" draw:text-style-name="P18" draw:layer="layout" svg:width="21.336cm" svg:height="10.922cm" svg:x="1.127cm" svg:y="4.42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9">Loop 9 times to take other test folds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54cm" svg:height="1.397cm" svg:x="5.826cm" svg:y="9.303cm">
            <text:p text:style-name="P1">Arch 3</text:p>
            <draw:enhanced-geometry svg:viewBox="0 0 21600 21600" draw:type="rectangle" draw:enhanced-path="M 0 0 L 21600 0 21600 21600 0 21600 0 0 Z N"/>
          </draw:custom-shape>
          <draw:frame draw:style-name="standard" draw:layer="layout" svg:width="14.098cm" svg:height="2.186cm" svg:x="2.185cm" svg:y="5.572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2"><text:span text:style-name="T1">Test</text:span></text:p>
                </table:table-cell>
                <table:table-cell table:number-columns-spanned="8">
                  <text:p text:style-name="P2"><text:span text:style-name="T1">Train and validation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2">
                <table:table-cell table:style-name="ce1">
                  <text:p text:style-name="P2"><text:span text:style-name="T1">Fold 1</text:span></text:p>
                </table:table-cell>
                <table:table-cell>
                  <text:p text:style-name="P2"><text:span text:style-name="T1">Fold 2</text:span></text:p>
                </table:table-cell>
                <table:table-cell>
                  <text:p text:style-name="P2"><text:span text:style-name="T1">Fold 3</text:span></text:p>
                </table:table-cell>
                <table:table-cell>
                  <text:p text:style-name="P2"><text:span text:style-name="T1">Fold 4</text:span></text:p>
                </table:table-cell>
                <table:table-cell>
                  <text:p text:style-name="P2"><text:span text:style-name="T1">Fold 5</text:span></text:p>
                </table:table-cell>
                <table:table-cell>
                  <text:p text:style-name="P2"><text:span text:style-name="T1">Fold 6</text:span></text:p>
                </table:table-cell>
                <table:table-cell>
                  <text:p text:style-name="P2"><text:span text:style-name="T1">Fold 7</text:span></text:p>
                </table:table-cell>
                <table:table-cell>
                  <text:p text:style-name="P2"><text:span text:style-name="T1">Fold 8</text:span></text:p>
                </table:table-cell>
                <table:table-cell>
                  <text:p text:style-name="P2"><text:span text:style-name="T1">Fold 9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custom-shape draw:style-name="gr1" draw:text-style-name="P1" draw:layer="layout" svg:width="2.54cm" svg:height="1.397cm" svg:x="8.112cm" svg:y="11.462cm">
            <text:p text:style-name="P1">Arch 3</text:p>
            <text:p text:style-name="P1">Trained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524cm" svg:height="1.524cm" svg:x="6.588cm" svg:y="7.77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1.651cm" svg:height="1.524cm" draw:transform="rotate (1.5707963267949) translate (8.366cm 11.453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g>
            <draw:line draw:style-name="gr4" draw:text-style-name="P5" draw:layer="layout" svg:x1="2.905cm" svg:y1="7.779cm" svg:x2="2.905cm" svg:y2="12.351cm">
              <text:p/>
            </draw:line>
            <draw:line draw:style-name="gr5" draw:text-style-name="P5" draw:layer="layout" svg:x1="2.905cm" svg:y1="12.34cm" svg:x2="8.112cm" svg:y2="12.34cm">
              <text:p/>
            </draw:line>
          </draw:g>
          <draw:custom-shape draw:style-name="gr6" draw:text-style-name="P6" draw:layer="layout" svg:width="4.826cm" svg:height="1.016cm" svg:x="10.652cm" svg:y="11.5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6.223cm" svg:height="1.397cm" svg:x="15.478cm" svg:y="11.462cm">
            <text:p text:style-name="P1"><text:span text:style-name="T2">Predicted landmarks</text:span></text:p>
            <text:p text:style-name="P1"><text:span text:style-name="T2">for images in test fold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477cm" svg:height="0.806cm" svg:x="7.858cm" svg:y="8.033cm">
            <draw:text-box>
              <text:p><text:span text:style-name="T3">1. Augmentation and train</text:span></text:p>
            </draw:text-box>
          </draw:frame>
          <draw:frame draw:style-name="gr8" draw:text-style-name="P8" draw:layer="layout" svg:width="5.715cm" svg:height="0.806cm" svg:x="9.382cm" svg:y="9.894cm">
            <draw:text-box>
              <text:p><text:span text:style-name="T3">2. Output trained model</text:span></text:p>
            </draw:text-box>
          </draw:frame>
          <draw:frame draw:style-name="gr9" draw:text-style-name="P9" draw:layer="layout" svg:width="6.604cm" svg:height="0.762cm" svg:x="1.381cm" svg:y="11.489cm">
            <draw:text-box>
              <text:p><text:span text:style-name="T4">3. Test images on trained model</text:span></text:p>
            </draw:text-box>
          </draw:frame>
          <draw:frame draw:style-name="gr8" draw:text-style-name="P9" draw:layer="layout" svg:width="5.715cm" svg:height="0.806cm" svg:x="10.652cm" svg:y="11.037cm">
            <draw:text-box>
              <text:p><text:span text:style-name="T4">4. Predicted landmarks</text:span></text:p>
            </draw:text-box>
          </draw:frame>
        </draw:g>
        <draw:g>
          <draw:custom-shape draw:style-name="gr11" draw:text-style-name="P11" draw:layer="layout" svg:width="3.048cm" svg:height="2.286cm" svg:x="23.606cm" svg:y="11.541cm">
            <text:p text:style-name="P1"><text:span text:style-name="T2">Predicted for </text:span></text:p>
            <text:p text:style-name="P1"><text:span text:style-name="T2">293 imag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921cm" svg:height="2.667cm" svg:x="23.733cm" svg:y="15.478cm">
            <text:p text:style-name="P1"><text:span text:style-name="T2">Compute </text:span></text:p>
            <text:p text:style-name="P1"><text:span text:style-name="T2">distances</text:span></text:p>
            <text:p text:style-name="P1"><text:span text:style-name="T2">And </text:span></text:p>
            <text:p text:style-name="P1"><text:span text:style-name="T2">avg distances</text:span>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25.13cm" svg:y1="13.827cm" svg:x2="25.13cm" svg:y2="15.478cm">
            <text:p/>
          </draw:line>
        </draw:g>
        <draw:line draw:style-name="gr5" draw:text-style-name="P5" draw:layer="layout" svg:x1="21.701cm" svg:y1="12.176cm" svg:x2="23.606cm" svg:y2="12.176cm">
          <text:p/>
        </draw:line>
      </draw:page>
      <draw:page draw:name="page4" draw:style-name="dp1" draw:master-page-name="Default">
        <draw:custom-shape draw:style-name="gr27" draw:text-style-name="P19" draw:layer="layout" svg:width="25.527cm" svg:height="11.049cm" svg:x="1.254cm" svg:y="9.5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4.257cm" svg:height="8.255cm" svg:x="1.254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15" draw:id="id15" draw:layer="layout" svg:width="14.51cm" svg:height="8.985cm" svg:x="12.133cm" svg:y="10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243cm" svg:height="2.17cm" svg:x="13.272cm" svg:y="16.52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1" table:default-cell-style-name="ce8"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6">
                <text:p text:style-name="P2"><text:span text:style-name="T7">Test</text:span></text:p>
              </table:table-cell>
            </table:table-row>
            <table:table-row table:style-name="ro8" table:default-cell-style-name="ce8">
              <table:table-cell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 table:style-name="ce6">
                <text:p text:style-name="P2"><text:span text:style-name="T7">Fold 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3" draw:text-style-name="P16" draw:layer="layout" svg:width="0.889cm" svg:height="2.794cm" svg:x="22.717cm" svg:y="13.605cm">
          <draw:text-box>
            <text:p>.</text:p>
            <text:p>.</text:p>
            <text:p>.</text:p>
          </draw:text-box>
        </draw:frame>
        <draw:frame draw:style-name="gr8" draw:text-style-name="P17" draw:layer="layout" svg:width="9.144cm" svg:height="0.806cm" svg:x="17.637cm" svg:y="10.176cm">
          <draw:text-box>
            <text:p><text:span text:style-name="T8">Loop to fine-tune the pre-trained model</text:span></text:p>
          </draw:text-box>
        </draw:frame>
        <draw:frame draw:style-name="gr30" draw:text-style-name="P21" draw:layer="layout" svg:width="10.16cm" svg:height="1.133cm" svg:x="15.732cm" svg:y="19.288cm">
          <draw:text-box>
            <text:p><text:span text:style-name="T10">Fine-tune pre-trained model</text:span></text:p>
          </draw:text-box>
        </draw:frame>
        <draw:frame draw:style-name="standard" draw:layer="layout" svg:width="5.036cm" svg:height="1.703cm" svg:x="1.461cm" svg:y="1.7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4">
              <table:table-cell table:style-name="ce4">
                <text:p text:style-name="P2"><text:span text:style-name="T5">Pronotum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038cm" svg:height="1.705cm" svg:x="10.357cm" svg:y="1.8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>
              <table:table-cell table:style-name="ce10">
                <text:p text:style-name="P2"><text:span text:style-name="T5">Train and validation</text:span></text:p>
              </table:table-cell>
              <table:table-cell table:style-name="ce11">
                <text:p text:style-name="P22"><text:span text:style-name="T11">Test</text:span></text:p>
              </table:table-cell>
            </table:table-row>
            <table:table-row table:style-name="ro5">
              <table:table-cell table:style-name="ce4">
                <text:p text:style-name="P2"><text:span text:style-name="T5">Elytra: Fold 1 - 8</text:span></text:p>
              </table:table-cell>
              <table:table-cell table:style-name="ce12">
                <text:p text:style-name="P2"><text:span text:style-name="T5">Fold 9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04cm" svg:height="1.707cm" svg:x="19.148cm" svg:y="1.84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6">
              <table:table-cell table:style-name="ce4">
                <text:p text:style-name="P2"><text:span text:style-name="T5">Head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5" draw:text-style-name="P14" xml:id="id9" draw:id="id9" draw:layer="layout" svg:width="4.953cm" svg:height="1.905cm" svg:x="10.144cm" svg:y="4.937cm">
          <text:p text:style-name="P1"><text:span text:style-name="T4">Pre-trained dataset</text:span></text:p>
          <text:p text:style-name="P1"><text:span text:style-name="T4">Pronotum, elytra, head</text:span></text:p>
          <text:p text:style-name="P1"><text:span text:style-name="T4">Fold 1 - 8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5" draw:layer="layout" svg:x1="12.684cm" svg:y1="3.508cm" svg:x2="12.684cm" svg:y2="4.937cm">
            <text:p/>
          </draw:line>
          <draw:line draw:style-name="gr4" draw:text-style-name="P5" draw:layer="layout" svg:x1="3.032cm" svg:y1="4.397cm" svg:x2="21.193cm" svg:y2="4.397cm">
            <text:p/>
          </draw:line>
          <draw:line draw:style-name="gr4" draw:text-style-name="P5" draw:layer="layout" svg:x1="3.032cm" svg:y1="4.397cm" svg:x2="3.032cm" svg:y2="3.468cm">
            <text:p/>
          </draw:line>
          <draw:line draw:style-name="gr4" draw:text-style-name="P5" draw:layer="layout" svg:x1="21.175cm" svg:y1="4.408cm" svg:x2="21.175cm" svg:y2="3.479cm">
            <text:p/>
          </draw:line>
        </draw:g>
        <draw:custom-shape draw:style-name="gr1" draw:text-style-name="P1" xml:id="id10" draw:id="id10" draw:layer="layout" svg:width="2.54cm" svg:height="1.397cm" svg:x="4.175cm" svg:y="7.604cm">
          <text:p text:style-name="P1">Arch 3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1" draw:id="id11" draw:layer="layout" svg:width="3.683cm" svg:height="1.397cm" svg:x="6.969cm" svg:y="11.922cm">
          <text:p text:style-name="P1"><text:span text:style-name="T6">Arch 3</text:span></text:p>
          <text:p text:style-name="P1"><text:span text:style-name="T6">Pred-Traine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0.144cm" svg:y1="5.889cm" svg:x2="5.445cm" svg:y2="7.604cm" draw:start-shape="id9" draw:start-glue-point="3" draw:end-shape="id10" draw:end-glue-point="0" svg:d="M10144 5889h-4699v1715" svg:viewBox="0 0 4700 1716">
          <text:p/>
        </draw:connector>
        <draw:connector draw:style-name="gr17" draw:text-style-name="P1" draw:layer="layout" svg:x1="6.715cm" svg:y1="8.302cm" svg:x2="8.81cm" svg:y2="11.922cm" draw:start-shape="id10" draw:start-glue-point="1" draw:end-shape="id11" draw:end-glue-point="0" svg:d="M6715 8302h2095v3620" svg:viewBox="0 0 2096 3621">
          <text:p/>
        </draw:connector>
        <draw:frame draw:style-name="standard" draw:layer="layout" svg:width="13.243cm" svg:height="2.188cm" svg:x="13.226cm" svg:y="11.32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7">
              <table:table-cell table:style-name="ce6">
                <text:p text:style-name="P2"><text:span text:style-name="T7">Test</text:span></text:p>
              </table:table-cell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>
                <text:p text:style-name="P2"><text:span text:style-name="T7">Fold 9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12" draw:id="id12" draw:layer="layout" svg:width="2.461cm" svg:height="5.998cm" svg:x="1.809cm" svg:y="9.617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1"><text:span text:style-name="T2">Predicted of fold 1</text:span></text:p>
              </table:table-cell>
            </table:table-row>
            <table:table-row table:style-name="ro9">
              <table:table-cell table:style-name="ce9">
                <text:p text:style-name="P1"><text:span text:style-name="T2">.</text:span></text:p>
                <text:p text:style-name="P1"><text:span text:style-name="T2">.</text:span></text:p>
                <text:p text:style-name="P1"><text:span text:style-name="T2">.</text:span></text:p>
              </table:table-cell>
            </table:table-row>
            <table:table-row table:style-name="ro10">
              <table:table-cell table:style-name="ce9">
                <text:p text:style-name="P1"><text:span text:style-name="T2">Predicted of fold 9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1" draw:text-style-name="P11" xml:id="id13" draw:id="id13" draw:layer="layout" svg:width="3.048cm" svg:height="2.286cm" svg:x="4.429cm" svg:y="17.383cm">
          <text:p text:style-name="P1"><text:span text:style-name="T2">Predicted for </text:span></text:p>
          <text:p text:style-name="P1"><text:span text:style-name="T2">293 imag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4" draw:id="id14" draw:layer="layout" svg:width="3.683cm" svg:height="2.286cm" svg:x="8.239cm" svg:y="17.383cm">
          <text:p text:style-name="P1"><text:span text:style-name="T2">Compute </text:span></text:p>
          <text:p text:style-name="P1"><text:span text:style-name="T2">distances</text:span></text:p>
          <text:p text:style-name="P1"><text:span text:style-name="T2">And </text:span></text:p>
          <text:p text:style-name="P1"><text:span text:style-name="T2">avg distances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3.039cm" svg:y1="15.615cm" svg:x2="4.429cm" svg:y2="18.526cm" draw:start-shape="id12" draw:start-glue-point="2" draw:end-shape="id13" draw:end-glue-point="3" svg:d="M3039 15615v2911h1390" svg:viewBox="0 0 1391 2912">
          <text:p/>
        </draw:connector>
        <draw:connector draw:style-name="gr19" draw:text-style-name="P1" draw:layer="layout" svg:x1="7.477cm" svg:y1="18.526cm" svg:x2="8.239cm" svg:y2="18.526cm" draw:start-shape="id13" draw:start-glue-point="1" draw:end-shape="id14" draw:end-glue-point="3" svg:d="M7477 18526h762" svg:viewBox="0 0 763 1">
          <text:p/>
        </draw:connector>
        <draw:frame draw:style-name="gr20" draw:text-style-name="P8" draw:layer="layout" svg:width="7.62cm" svg:height="1.016cm" svg:x="12.938cm" svg:y="3.794cm">
          <draw:text-box>
            <text:p><text:span text:style-name="T3">1. Combine and augment data</text:span></text:p>
          </draw:text-box>
        </draw:frame>
        <draw:frame draw:style-name="gr8" draw:text-style-name="P8" draw:layer="layout" svg:width="8.001cm" svg:height="0.806cm" svg:x="2.143cm" svg:y="5.191cm">
          <draw:text-box>
            <text:p><text:span text:style-name="T3">2. Train model on combined data</text:span></text:p>
          </draw:text-box>
        </draw:frame>
        <draw:frame draw:style-name="gr21" draw:text-style-name="P8" draw:layer="layout" svg:width="3.048cm" svg:height="3.026cm" svg:x="8.874cm" svg:y="7.477cm">
          <draw:text-box>
            <text:p><text:span text:style-name="T3">3. Provide pre-trained model</text:span></text:p>
          </draw:text-box>
        </draw:frame>
        <draw:connector draw:style-name="gr19" draw:text-style-name="P1" draw:layer="layout" svg:x1="6.969cm" svg:y1="12.62cm" svg:x2="4.27cm" svg:y2="12.616cm" draw:start-shape="id11" draw:start-glue-point="3" draw:end-shape="id12" svg:d="M6969 12620h-1349v-4h-1350" svg:viewBox="0 0 2700 5">
          <text:p/>
        </draw:connector>
        <draw:frame draw:style-name="gr32" draw:text-style-name="P8" draw:layer="layout" svg:width="10.16cm" svg:height="1.361cm" svg:x="12.811cm" svg:y="14.081cm">
          <draw:text-box>
            <text:p><text:span text:style-name="T3">4. Fine-tuning on each part in the same way when training from scratch</text:span></text:p>
          </draw:text-box>
        </draw:frame>
        <draw:frame draw:style-name="gr24" draw:text-style-name="P8" draw:layer="layout" svg:width="2.794cm" svg:height="3.581cm" svg:x="4.302cm" svg:y="10.777cm">
          <draw:text-box>
            <text:p><text:span text:style-name="T3">5. Provide predicted landmarks</text:span></text:p>
          </draw:text-box>
        </draw:frame>
        <draw:frame draw:style-name="gr25" draw:text-style-name="P8" draw:layer="layout" svg:width="3.175cm" svg:height="2.471cm" svg:x="1.508cm" svg:y="17.325cm">
          <draw:text-box>
            <text:p><text:span text:style-name="T3">6. Summary the results</text:span></text:p>
          </draw:text-box>
        </draw:frame>
        <draw:frame draw:style-name="gr20" draw:text-style-name="P23" draw:layer="layout" svg:width="5.207cm" svg:height="1.016cm" svg:x="18.018cm" svg:y="8.112cm">
          <draw:text-box>
            <text:p><text:span text:style-name="T12">Pre-train model</text:span></text:p>
          </draw:text-box>
        </draw:frame>
        <draw:connector draw:style-name="gr19" draw:text-style-name="P1" draw:layer="layout" svg:x1="12.133cm" svg:y1="14.668cm" svg:x2="10.652cm" svg:y2="12.62cm" draw:start-shape="id15" draw:start-glue-point="3" draw:end-shape="id11" draw:end-glue-point="1" svg:d="M12133 14668h-741v-2048h-740" svg:viewBox="0 0 1482 2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1:34:00.761969520</meta:creation-date>
    <dc:date>2019-02-04T16:25:25.695633505</dc:date>
    <meta:editing-duration>PT1H3M50S</meta:editing-duration>
    <meta:editing-cycles>49</meta:editing-cycles>
    <meta:generator>LibreOffice/5.1.6.2$Linux_X86_64 LibreOffice_project/10m0$Build-2</meta:generator>
    <meta:document-statistic meta:object-count="130"/>
  </office:meta>
</office:document-meta>
</file>